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4d64" officeooo:paragraph-rsid="001e4d64"/>
    </style:style>
    <style:style style:name="P2" style:family="paragraph" style:parent-style-name="Standard">
      <style:text-properties style:text-underline-style="none" officeooo:rsid="001e4d64" officeooo:paragraph-rsid="001e4d64"/>
    </style:style>
    <style:style style:name="P3" style:family="paragraph" style:parent-style-name="Standard">
      <style:text-properties style:text-underline-style="none" officeooo:rsid="001e7c46" officeooo:paragraph-rsid="001e7c46"/>
    </style:style>
    <style:style style:name="P4" style:family="paragraph" style:parent-style-name="Standard">
      <style:text-properties style:text-underline-style="solid" style:text-underline-width="auto" style:text-underline-color="font-color" officeooo:rsid="001e4d64" officeooo:paragraph-rsid="001e4d64"/>
    </style:style>
    <style:style style:name="P5" style:family="paragraph" style:parent-style-name="Standard">
      <style:text-properties style:text-underline-style="none" officeooo:rsid="001efda1" officeooo:paragraph-rsid="001efda1"/>
    </style:style>
    <style:style style:name="P6" style:family="paragraph" style:parent-style-name="Standard">
      <style:text-properties style:text-underline-style="none" officeooo:rsid="0020b842" officeooo:paragraph-rsid="0020b8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tream of consciousness</text:h>
      <text:p text:style-name="P1"/>
      <text:p text:style-name="P4">Adding squares in child div so that the parent div creates a grid for Etch-a-sketch</text:p>
      <text:p text:style-name="P4"/>
      <text:p text:style-name="P2">divParent ready to accept elements within divChild</text:p>
      <text:p text:style-name="P2"/>
      <text:p text:style-name="P2">divParent</text:p>
      <text:p text:style-name="P2"><text:tab/>divChild</text:p>
      <text:p text:style-name="P2"/>
      <text:p text:style-name="P2">on slider change, divChild generates x number of grids in either direction</text:p>
      <text:p text:style-name="P2"><text:tab/></text:p>
      <text:p text:style-name="P2">slider.onchange(?)createElement(“div”) - ???</text:p>
      <text:p text:style-name="P2"/>
      <text:p text:style-name="P2"><text:tab/>look to current output of slider for x and y requirements</text:p>
      <text:p text:style-name="P2"><text:tab/><text:tab/>x = x</text:p>
      <text:p text:style-name="P2"><text:tab/><text:tab/>y = x – 1</text:p>
      <text:p text:style-name="P2"/>
      <text:p text:style-name="P2">CSS will add border – size requirements shouldn’t be needed as they’ll be automatically adjusted as per Flexbox rules</text:p>
      <text:p text:style-name="P2"/>
      <text:p text:style-name="P3">x will create a column with 16 boxes</text:p>
      <text:p text:style-name="P3">y will replicate column x an additional (16 – 1) times</text:p>
      <text:p text:style-name="P2"/>
      <text:p text:style-name="P5">***Could just square the number of elements to be created to get the correct number of divChild elements – find way to sort them evenly with CSS?</text:p>
      <text:p text:style-name="P5"/>
      <text:p text:style-name="P5"/>
      <text:p text:style-name="P6">ToggleGird issues – getting setting to stick through new grid generation</text:p>
      <text:p text:style-name="P6"/>
      <text:p text:style-name="P6">add true/false flag to button</text:p>
      <text:p text:style-name="P6">true = grid on</text:p>
      <text:p text:style-name="P6">false = grid off</text:p>
      <text:p text:style-name="P6"/>
      <text:p text:style-name="P6">flag within grid generation loop – if true – as usual, else get .noBorder cs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12:57:56.997907552</meta:creation-date>
    <dc:date>2024-06-25T08:47:18.794114445</dc:date>
    <meta:editing-duration>PT44M4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158" meta:character-count="929" meta:non-whitespace-character-count="776"/>
  </office:meta>
</office:document-meta>
</file>